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4.106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1.9543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4.7957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948in"/>
    </style:style>
    <style:style style:name="co13" style:family="table-column">
      <style:table-column-properties fo:break-before="auto" style:column-width="2.0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ov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2"/>
        <table:table-column table:style-name="co11" table:default-cell-style-name="ce3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ength</text:p>
          </table:table-cell>
          <table:table-cell table:style-name="ce1" office:value-type="string" calcext:value-type="string">
            <text:p>Genres</text:p>
          </table:table-cell>
          <table:table-cell table:style-name="ce1" office:value-type="string" calcext:value-type="string">
            <text:p>Director</text:p>
          </table:table-cell>
          <table:table-cell table:style-name="ce1" office:value-type="string" calcext:value-type="string">
            <text:p>Actors</text:p>
          </table:table-cell>
          <table:table-cell office:value-type="string" calcext:value-type="string">
            <text:p>imdb_score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Shawshank Redemption</text:p>
          </table:table-cell>
          <table:table-cell office:value-type="float" office:value="1994" calcext:value-type="float">
            <text:p>199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Frank Darabont</text:p>
          </table:table-cell>
          <table:table-cell office:value-type="string" calcext:value-type="string">
            <text:p>Tim Robbins, Morgan Freeman, Bob Gunton, William Sadler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  <table:table-cell office:value-type="float" office:value="1825626" calcext:value-type="float">
            <text:p>1825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odfather</text:p>
          </table:table-cell>
          <table:table-cell office:value-type="float" office:value="1972" calcext:value-type="float">
            <text:p>197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Marlon Brando, Al Pacino, James Caan, Richard S. Castellano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1243444" calcext:value-type="float">
            <text:p>1243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odfather: Part II</text:p>
          </table:table-cell>
          <table:table-cell office:value-type="float" office:value="1974" calcext:value-type="float">
            <text:p>197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Al Pacino, Robert Duvall, Diane Keaton, Robert De Ni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856870" calcext:value-type="float">
            <text:p>8568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ark Knight</text:p>
          </table:table-cell>
          <table:table-cell office:value-type="float" office:value="2008" calcext:value-type="float">
            <text:p>20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ction, Crime, Drama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Christian Bale, Heath Ledger, Aaron Eckhart, Michael Ca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, UK</text:p>
          </table:table-cell>
          <table:table-cell office:value-type="float" office:value="1802351" calcext:value-type="float">
            <text:p>1802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 Angry Men</text:p>
          </table:table-cell>
          <table:table-cell office:value-type="float" office:value="1957" calcext:value-type="float">
            <text:p>195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Sidney Lumet</text:p>
          </table:table-cell>
          <table:table-cell office:value-type="string" calcext:value-type="string">
            <text:p>Martin Balsam, John Fiedler, Lee J. Cobb, E.G. Marshall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Criterion Collection</text:p>
          </table:table-cell>
          <table:table-cell office:value-type="string" calcext:value-type="string">
            <text:p>USA</text:p>
          </table:table-cell>
          <table:table-cell office:value-type="float" office:value="494215" calcext:value-type="float">
            <text:p>494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hindler's List</text:p>
          </table:table-cell>
          <table:table-cell office:value-type="float" office:value="1993" calcext:value-type="float">
            <text:p>199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iography, Drama, History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Liam Neeson, Ben Kingsley, Ralph Fiennes, Caroline Goodall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 office:value-type="float" office:value="937837" calcext:value-type="float">
            <text:p>937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ord of the Rings: The Return of the King</text:p>
          </table:table-cell>
          <table:table-cell office:value-type="float" office:value="2003" calcext:value-type="float">
            <text:p>20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dventure, Drama, Fantasy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Noel Appleby, Ali Astin, Sean Astin, David Aston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, New Zealand</text:p>
          </table:table-cell>
          <table:table-cell office:value-type="float" office:value="1304569" calcext:value-type="float">
            <text:p>1304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lp Fiction</text:p>
          </table:table-cell>
          <table:table-cell office:value-type="float" office:value="1994" calcext:value-type="float">
            <text:p>199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Quentin Tarantino</text:p>
          </table:table-cell>
          <table:table-cell office:value-type="string" calcext:value-type="string">
            <text:p>Tim Roth, Amanda Plummer, Laura Lovelace, John Travolta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  <table:table-cell office:value-type="float" office:value="1427451" calcext:value-type="float">
            <text:p>1427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ght Club</text:p>
          </table:table-cell>
          <table:table-cell office:value-type="float" office:value="1999" calcext:value-type="float">
            <text:p>19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David Fincher</text:p>
          </table:table-cell>
          <table:table-cell office:value-type="string" calcext:value-type="string">
            <text:p>Edward Norton, Brad Pitt, Meat Loaf, Zach Grenier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Germany</text:p>
          </table:table-cell>
          <table:table-cell office:value-type="float" office:value="1458676" calcext:value-type="float">
            <text:p>1458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Lord of the Rings: The Fellowship of the Ring</text:p>
          </table:table-cell>
          <table:table-cell office:value-type="float" office:value="2001" calcext:value-type="float">
            <text:p>20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dventure, Drama, Fantasy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Alan Howard, Noel Appleby, Sean Astin, Sala Baker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New Zealand, USA</text:p>
          </table:table-cell>
          <table:table-cell office:value-type="float" office:value="1326876" calcext:value-type="float">
            <text:p>13268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rest Gump</text:p>
          </table:table-cell>
          <table:table-cell office:value-type="float" office:value="1994" calcext:value-type="float">
            <text:p>199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omedy, Drama, Romance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Tom Hanks, Rebecca Williams, Sally Field, Michael Conner Humphreys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1365937" calcext:value-type="float">
            <text:p>13659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r Wars: Episode V - The Empire Strikes Back</text:p>
          </table:table-cell>
          <table:table-cell office:value-type="float" office:value="1980" calcext:value-type="float">
            <text:p>19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ction, Adventure, Fantasy</text:p>
          </table:table-cell>
          <table:table-cell office:value-type="string" calcext:value-type="string">
            <text:p>Irvin Kershner</text:p>
          </table:table-cell>
          <table:table-cell office:value-type="string" calcext:value-type="string">
            <text:p>Mark Hamill, Harrison Ford, Carrie Fisher, Billy Dee Williams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wentieth Century Fox</text:p>
          </table:table-cell>
          <table:table-cell office:value-type="string" calcext:value-type="string">
            <text:p>USA</text:p>
          </table:table-cell>
          <table:table-cell office:value-type="float" office:value="910608" calcext:value-type="float">
            <text:p>910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ception</text:p>
          </table:table-cell>
          <table:table-cell office:value-type="float" office:value="2010" calcext:value-type="float">
            <text:p>20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ction, Adventure, Sci-Fi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Leonardo DiCaprio, Joseph Gordon-Levitt, Ellen Page, Tom Hardy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  <table:table-cell office:value-type="float" office:value="1592306" calcext:value-type="float">
            <text:p>1592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 Lord of the Rings: The Two Towers</text:p>
          </table:table-cell>
          <table:table-cell office:value-type="float" office:value="2002" calcext:value-type="float">
            <text:p>200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dventure, Drama, Fantasy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Bruce Allpress, Sean Astin, John Bach, Sala Baker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, New Zealand</text:p>
          </table:table-cell>
          <table:table-cell office:value-type="float" office:value="1188300" calcext:value-type="float">
            <text:p>1188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 Flew Over the Cuckoo's Nest</text:p>
          </table:table-cell>
          <table:table-cell office:value-type="float" office:value="1975" calcext:value-type="float">
            <text:p>197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Milos Forman</text:p>
          </table:table-cell>
          <table:table-cell office:value-type="string" calcext:value-type="string">
            <text:p>Michael Berryman, Peter Brocco, Dean R. Brooks, Alonzo Brown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729653" calcext:value-type="float">
            <text:p>7296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odfellas</text:p>
          </table:table-cell>
          <table:table-cell office:value-type="float" office:value="1990" calcext:value-type="float">
            <text:p>199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Robert De Niro, Ray Liotta, Joe Pesci, Lorraine Bracco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  <table:table-cell office:value-type="float" office:value="787997" calcext:value-type="float">
            <text:p>7879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Matrix</text:p>
          </table:table-cell>
          <table:table-cell office:value-type="float" office:value="1999" calcext:value-type="float">
            <text:p>199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ction, Sci-Fi</text:p>
          </table:table-cell>
          <table:table-cell office:value-type="string" calcext:value-type="string">
            <text:p>Lana Wachowski, Lilly Wachowski</text:p>
          </table:table-cell>
          <table:table-cell office:value-type="string" calcext:value-type="string">
            <text:p>Keanu Reeves, Laurence Fishburne, Carrie-Anne Moss, Hugo Weaving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1314628" calcext:value-type="float">
            <text:p>13146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r Wars: Episode IV - A New Hope</text:p>
          </table:table-cell>
          <table:table-cell office:value-type="float" office:value="1977" calcext:value-type="float">
            <text:p>19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ction, Adventure, Fantasy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Mark Hamill, Harrison Ford, Carrie Fisher, Peter Cushing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  <table:table-cell office:value-type="float" office:value="982688" calcext:value-type="float">
            <text:p>9826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7en</text:p>
          </table:table-cell>
          <table:table-cell office:value-type="float" office:value="1995" calcext:value-type="float">
            <text:p>199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David Fincher</text:p>
          </table:table-cell>
          <table:table-cell office:value-type="string" calcext:value-type="string">
            <text:p>Morgan Freeman, Andrew Kevin Walker, Kevin Spacey, Daniel Zacapa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  <table:table-cell office:value-type="float" office:value="1108627" calcext:value-type="float">
            <text:p>1108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's a Wonderful Life</text:p>
          </table:table-cell>
          <table:table-cell office:value-type="float" office:value="1946" calcext:value-type="float">
            <text:p>194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ama, Family, Fantasy</text:p>
          </table:table-cell>
          <table:table-cell office:value-type="string" calcext:value-type="string">
            <text:p>Frank Capra</text:p>
          </table:table-cell>
          <table:table-cell office:value-type="string" calcext:value-type="string">
            <text:p>James Stewart, Donna Reed, Lionel Barrymore, Thomas Mitchell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Liberty Films</text:p>
          </table:table-cell>
          <table:table-cell office:value-type="string" calcext:value-type="string">
            <text:p>USA</text:p>
          </table:table-cell>
          <table:table-cell office:value-type="float" office:value="301614" calcext:value-type="float">
            <text:p>3016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e Silence of the Lambs</text:p>
          </table:table-cell>
          <table:table-cell office:value-type="float" office:value="1991" calcext:value-type="float">
            <text:p>199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Jonathan Demme</text:p>
          </table:table-cell>
          <table:table-cell office:value-type="string" calcext:value-type="string">
            <text:p>Jodie Foster, Lawrence A. Bonney, Kasi Lemmons, Lawrence T. Wrentz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Orion Pictures Corporation</text:p>
          </table:table-cell>
          <table:table-cell office:value-type="string" calcext:value-type="string">
            <text:p>USA</text:p>
          </table:table-cell>
          <table:table-cell office:value-type="float" office:value="967878" calcext:value-type="float">
            <text:p>9678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 Usual Suspects</text:p>
          </table:table-cell>
          <table:table-cell office:value-type="float" office:value="1995" calcext:value-type="float">
            <text:p>199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Bryan Singer</text:p>
          </table:table-cell>
          <table:table-cell office:value-type="string" calcext:value-type="string">
            <text:p>Stephen Baldwin, Gabriel Byrne, Benicio Del Toro, Kevin Pollak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SA, Germany</text:p>
          </table:table-cell>
          <table:table-cell office:value-type="float" office:value="797545" calcext:value-type="float">
            <text:p>797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éon: The Professional</text:p>
          </table:table-cell>
          <table:table-cell office:value-type="float" office:value="1994" calcext:value-type="float">
            <text:p>199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Luc Besson</text:p>
          </table:table-cell>
          <table:table-cell office:value-type="string" calcext:value-type="string">
            <text:p>Jean Reno, Gary Oldman, Natalie Portman, Danny Aiello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France</text:p>
          </table:table-cell>
          <table:table-cell office:value-type="float" office:value="787281" calcext:value-type="float">
            <text:p>787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ing Private Ryan</text:p>
          </table:table-cell>
          <table:table-cell office:value-type="float" office:value="1998" calcext:value-type="float">
            <text:p>199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Tom Hanks, Tom Sizemore, Edward Burns, Barry Pepper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960639" calcext:value-type="float">
            <text:p>9606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ty Lights</text:p>
          </table:table-cell>
          <table:table-cell office:value-type="float" office:value="1931" calcext:value-type="float">
            <text:p>19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edy, Drama, Romance</text:p>
          </table:table-cell>
          <table:table-cell office:value-type="string" calcext:value-type="string">
            <text:p>Charles Chaplin</text:p>
          </table:table-cell>
          <table:table-cell office:value-type="string" calcext:value-type="string">
            <text:p>Virginia Cherrill, Florence Lee, Harry Myers, Al Ernest Garcia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  <table:table-cell office:value-type="float" office:value="119453" calcext:value-type="float">
            <text:p>1194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terstellar</text:p>
          </table:table-cell>
          <table:table-cell office:value-type="float" office:value="2014" calcext:value-type="float">
            <text:p>201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dventure, Drama, Sci-Fi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Ellen Burstyn, Matthew McConaughey, Mackenzie Foy, John Lithgow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, UK, Canada, Iceland</text:p>
          </table:table-cell>
          <table:table-cell office:value-type="float" office:value="1057411" calcext:value-type="float">
            <text:p>10574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erican History X</text:p>
          </table:table-cell>
          <table:table-cell office:value-type="float" office:value="1998" calcext:value-type="float">
            <text:p>19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Tony Kaye</text:p>
          </table:table-cell>
          <table:table-cell office:value-type="string" calcext:value-type="string">
            <text:p>Edward Norton, Edward Furlong, Beverly D'Angelo, Jennifer Lien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  <table:table-cell office:value-type="float" office:value="843128" calcext:value-type="float">
            <text:p>8431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dern Times</text:p>
          </table:table-cell>
          <table:table-cell office:value-type="float" office:value="1936" calcext:value-type="float">
            <text:p>19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edy, Drama, Family</text:p>
          </table:table-cell>
          <table:table-cell office:value-type="string" calcext:value-type="string">
            <text:p>Charles Chaplin</text:p>
          </table:table-cell>
          <table:table-cell office:value-type="string" calcext:value-type="string">
            <text:p>Charles Chaplin, Paulette Goddard, Henry Bergman, Tiny Sandford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158254" calcext:value-type="float">
            <text:p>1582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sablanca</text:p>
          </table:table-cell>
          <table:table-cell office:value-type="float" office:value="1942" calcext:value-type="float">
            <text:p>19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ama, Romance, War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Humphrey Bogart, Ingrid Bergman, Paul Henreid, Claude Rain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415400" calcext:value-type="float">
            <text:p>4154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e Green Mile</text:p>
          </table:table-cell>
          <table:table-cell office:value-type="float" office:value="1999" calcext:value-type="float">
            <text:p>19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ime, Drama, Fantasy</text:p>
          </table:table-cell>
          <table:table-cell office:value-type="string" calcext:value-type="string">
            <text:p>Frank Darabont</text:p>
          </table:table-cell>
          <table:table-cell office:value-type="string" calcext:value-type="string">
            <text:p>Tom Hanks, David Morse, Michael Clarke Duncan, Bonnie Hunt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  <table:table-cell office:value-type="float" office:value="857527" calcext:value-type="float">
            <text:p>8575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sycho</text:p>
          </table:table-cell>
          <table:table-cell office:value-type="float" office:value="1960" calcext:value-type="float">
            <text:p>196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orror, Mystery, Thriller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thony Perkins, Vera Miles, John Gavin, Janet Leigh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458316" calcext:value-type="float">
            <text:p>4583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iders of the Lost Ark</text:p>
          </table:table-cell>
          <table:table-cell office:value-type="float" office:value="1981" calcext:value-type="float">
            <text:p>198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tion, Adventure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Harrison Ford, Karen Allen, Paul Freeman, Ronald Lacey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709587" calcext:value-type="float">
            <text:p>7095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 Pianist</text:p>
          </table:table-cell>
          <table:table-cell office:value-type="float" office:value="2002" calcext:value-type="float">
            <text:p>20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iography, Drama, Music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Adrien Brody, Emilia Fox, Michal Zebrowski, Ed Stoppard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France, Poland, Germany, UK</text:p>
          </table:table-cell>
          <table:table-cell office:value-type="float" office:value="547383" calcext:value-type="float">
            <text:p>5473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ar Window</text:p>
          </table:table-cell>
          <table:table-cell office:value-type="float" office:value="1954" calcext:value-type="float">
            <text:p>195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ystery, Thriller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James Stewart, Grace Kelly, Wendell Corey, Thelma Ritte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342023" calcext:value-type="float">
            <text:p>3420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e Departed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Leonardo DiCaprio, Matt Damon, Jack Nicholson, Mark Wahlberg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Hong Kong</text:p>
          </table:table-cell>
          <table:table-cell office:value-type="float" office:value="943314" calcext:value-type="float">
            <text:p>9433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hiplash</text:p>
          </table:table-cell>
          <table:table-cell office:value-type="float" office:value="2014" calcext:value-type="float">
            <text:p>201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rama, Music</text:p>
          </table:table-cell>
          <table:table-cell office:value-type="string" calcext:value-type="string">
            <text:p>Damien Chazelle</text:p>
          </table:table-cell>
          <table:table-cell office:value-type="string" calcext:value-type="string">
            <text:p>Miles Teller, J.K. Simmons, Paul Reiser, Melissa Benoist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ony Pictures Classics</text:p>
          </table:table-cell>
          <table:table-cell office:value-type="string" calcext:value-type="string">
            <text:p>USA</text:p>
          </table:table-cell>
          <table:table-cell office:value-type="float" office:value="485079" calcext:value-type="float">
            <text:p>4850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rminator 2: Judgment Day</text:p>
          </table:table-cell>
          <table:table-cell office:value-type="float" office:value="1991" calcext:value-type="float">
            <text:p>199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ction, Sci-Fi, Thriller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Arnold Schwarzenegger, Linda Hamilton, Edward Furlong, Robert Patrick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TriStar Pictures</text:p>
          </table:table-cell>
          <table:table-cell office:value-type="string" calcext:value-type="string">
            <text:p>USA, France</text:p>
          </table:table-cell>
          <table:table-cell office:value-type="float" office:value="798971" calcext:value-type="float">
            <text:p>7989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ck to the Future</text:p>
          </table:table-cell>
          <table:table-cell office:value-type="float" office:value="1985" calcext:value-type="float">
            <text:p>198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dventure, Comedy, Sci-Fi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Michael J. Fox, Christopher Lloyd, Lea Thompson, Crispin Glove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  <table:table-cell office:value-type="float" office:value="798211" calcext:value-type="float">
            <text:p>7982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ladiator</text:p>
          </table:table-cell>
          <table:table-cell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ction, Adventure, Drama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Russell Crowe, Joaquin Phoenix, Connie Nielsen, Oliver Reed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Dreamworks Distribution LLC</text:p>
          </table:table-cell>
          <table:table-cell office:value-type="string" calcext:value-type="string">
            <text:p>USA, UK</text:p>
          </table:table-cell>
          <table:table-cell office:value-type="float" office:value="1059523" calcext:value-type="float">
            <text:p>1059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e Lion King</text:p>
          </table:table-cell>
          <table:table-cell office:value-type="float" office:value="1994" calcext:value-type="float">
            <text:p>199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imation, Adventure, Drama</text:p>
          </table:table-cell>
          <table:table-cell office:value-type="string" calcext:value-type="string">
            <text:p>Roger Allers, Rob Minkoff</text:p>
          </table:table-cell>
          <table:table-cell office:value-type="string" calcext:value-type="string">
            <text:p>Rowan Atkinson, Matthew Broderick, Niketa Calame, Jim Cumming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  <table:table-cell office:value-type="float" office:value="707806" calcext:value-type="float">
            <text:p>7078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e Prestige</text:p>
          </table:table-cell>
          <table:table-cell office:value-type="float" office:value="2006" calcext:value-type="float">
            <text:p>20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ama, Mystery, Sci-Fi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Hugh Jackman, Christian Bale, Michael Caine, Piper Perabo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, UK</text:p>
          </table:table-cell>
          <table:table-cell office:value-type="float" office:value="922672" calcext:value-type="float">
            <text:p>9226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pocalypse Now</text:p>
          </table:table-cell>
          <table:table-cell office:value-type="float" office:value="1979" calcext:value-type="float">
            <text:p>197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Marlon Brando, Martin Sheen, Robert Duvall, Frederic Forrest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481465" calcext:value-type="float">
            <text:p>481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mento</text:p>
          </table:table-cell>
          <table:table-cell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ystery, Thriller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Guy Pearce, Carrie-Anne Moss, Joe Pantoliano, Mark Boone Junio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wmarket Films</text:p>
          </table:table-cell>
          <table:table-cell office:value-type="string" calcext:value-type="string">
            <text:p>USA</text:p>
          </table:table-cell>
          <table:table-cell office:value-type="float" office:value="909341" calcext:value-type="float">
            <text:p>9093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e Great Dictator</text:p>
          </table:table-cell>
          <table:table-cell office:value-type="float" office:value="1940" calcext:value-type="float">
            <text:p>19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medy, Drama, War</text:p>
          </table:table-cell>
          <table:table-cell office:value-type="string" calcext:value-type="string">
            <text:p>Charles Chaplin</text:p>
          </table:table-cell>
          <table:table-cell office:value-type="string" calcext:value-type="string">
            <text:p>Charles Chaplin, Jack Oakie, Reginald Gardiner, Henry Daniell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Criterion Collection</text:p>
          </table:table-cell>
          <table:table-cell office:value-type="string" calcext:value-type="string">
            <text:p>USA</text:p>
          </table:table-cell>
          <table:table-cell office:value-type="float" office:value="151705" calcext:value-type="float">
            <text:p>1517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unset Boulevard</text:p>
          </table:table-cell>
          <table:table-cell office:value-type="float" office:value="1950" calcext:value-type="float">
            <text:p>19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rama, Film-Noir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William Holden, Gloria Swanson, Erich von Stroheim, Nancy Olson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  <table:table-cell office:value-type="float" office:value="151983" calcext:value-type="float">
            <text:p>1519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ien</text:p>
          </table:table-cell>
          <table:table-cell office:value-type="float" office:value="1979" calcext:value-type="float">
            <text:p>19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orror, Sci-Fi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Tom Skerritt, Sigourney Weaver, Veronica Cartwright, Harry Dean Stanton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K, USA</text:p>
          </table:table-cell>
          <table:table-cell office:value-type="float" office:value="618222" calcext:value-type="float">
            <text:p>618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r. Strangelove or: How I Learned to Stop Worrying and Love the Bomb</text:p>
          </table:table-cell>
          <table:table-cell office:value-type="float" office:value="1964" calcext:value-type="float">
            <text:p>19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Peter Sellers, George C. Scott, Sterling Hayden, Keenan Wynn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, UK</text:p>
          </table:table-cell>
          <table:table-cell office:value-type="float" office:value="367328" calcext:value-type="float">
            <text:p>3673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ths of Glory</text:p>
          </table:table-cell>
          <table:table-cell office:value-type="float" office:value="1957" calcext:value-type="float">
            <text:p>195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ama, War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Kirk Douglas, Ralph Meeker, Adolphe Menjou, George Macready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  <table:table-cell office:value-type="float" office:value="132224" calcext:value-type="float">
            <text:p>1322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jango Unchained</text:p>
          </table:table-cell>
          <table:table-cell office:value-type="float" office:value="2012" calcext:value-type="float">
            <text:p>201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rama, Western</text:p>
          </table:table-cell>
          <table:table-cell office:value-type="string" calcext:value-type="string">
            <text:p>Quentin Tarantino</text:p>
          </table:table-cell>
          <table:table-cell office:value-type="string" calcext:value-type="string">
            <text:p>Jamie Foxx, Christoph Waltz, Leonardo DiCaprio, Kerry Washington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The Weinstein Co.</text:p>
          </table:table-cell>
          <table:table-cell office:value-type="string" calcext:value-type="string">
            <text:p>USA</text:p>
          </table:table-cell>
          <table:table-cell office:value-type="float" office:value="1047465" calcext:value-type="float">
            <text:p>10474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e Shining</text:p>
          </table:table-cell>
          <table:table-cell office:value-type="float" office:value="1980" calcext:value-type="float">
            <text:p>19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ama, Horror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Jack Nicholson, Shelley Duvall, Danny Lloyd, Scatman Crother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  <table:table-cell office:value-type="float" office:value="664418" calcext:value-type="float">
            <text:p>664418</text:p>
          </table:table-cell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tor" table:style-name="ta1">
        <table:table-column table:style-name="co1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ors</text:p>
          </table:table-cell>
        </table:table-row>
      </table:table>
      <table:table table:name="cast" table:style-name="ta1">
        <table:table-column table:style-name="co11" table:number-columns-repeated="2" table:default-cell-style-name="ce4"/>
        <table:table-row table:style-name="ro1">
          <table:table-cell office:value-type="string" calcext:value-type="string">
            <text:p>movie_id</text:p>
          </table:table-cell>
          <table:table-cell office:value-type="string" calcext:value-type="string">
            <text:p>actor_id</text:p>
          </table:table-cell>
        </table:table-row>
      </table:table>
      <table:table table:name="studios" table:style-name="ta1">
        <table:table-column table:style-name="co11" table:default-cell-style-name="ce1"/>
        <table:table-column table:style-name="co12" table:default-cell-style-name="Default"/>
        <table:table-column table:style-name="co13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rner Bros. Pictures/Legendary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iterion Collecti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, New Zeala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New Zealand, U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wentie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, New Zea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berty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ion Pictures Corporati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, UK, Canada, Icela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France, Poland, Germany, U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Hong Ko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ny Pictures Classic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iStar Pictures</text:p>
          </table:table-cell>
          <table:table-cell office:value-type="string" calcext:value-type="string">
            <text:p>USA, Franc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reamworks Distribution LLC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ewmarket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iterion Collecti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Weinstein Co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ream Work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arner Home Video</text:p>
          </table:table-cell>
          <table:table-cell office:value-type="string" calcext:value-type="string">
            <text:p>Italy, US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th Century Fox Film Corporat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KO Radio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urner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wentie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rtisan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rst National Pictures Inc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Franc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niversal International Pictu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ocus Fea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he Weinstein Company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mi Cinema 5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niversal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ARNER BROTHERS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ialto Picture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C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anus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TV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nited Artists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isney/Pix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lement Pictures</text:p>
          </table:table-cell>
          <table:table-cell office:value-type="string" calcext:value-type="string">
            <text:p>Ireland, Canada, UK, US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ongate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Canada, Australi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Hong Kong, U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France, US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onsg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, German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amount Studio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ummit Entertainment</text:p>
          </table:table-cell>
          <table:table-cell office:value-type="string" calcext:value-type="string">
            <text:p>Australia, US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oew's Inc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nchor Bay Entertainment</text:p>
          </table:table-cell>
          <table:table-cell office:value-type="string" calcext:value-type="string">
            <text:p>Lebanon, Libya, Kuwait, Morocco, U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arner Bros. Pictures/Village Roadshow</text:p>
          </table:table-cell>
          <table:table-cell office:value-type="string" calcext:value-type="string">
            <text:p>Germany, US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ramercy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ony Pictures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ollywood/Buena Vis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FC Films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aramount/D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ramount Vantag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aramount Vantag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GM/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ramount Studio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Ireland, UK, US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K, Germany, US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K, South Africa, Ital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rion Pictures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KIDS</text:p>
          </table:table-cell>
          <table:table-cell office:value-type="string" calcext:value-type="string">
            <text:p>Ireland, Denmark, Belgium, Luxembourg, Franc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CA Universal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nferno Entertainment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aling Studio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ine Line Features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pen Road Films</text:p>
          </table:table-cell>
          <table:table-cell office:value-type="string" calcext:value-type="string">
            <text:p>USA, Canad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KO Radio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ox Searchlight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ox Searchlight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Australia, US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al City Studio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ctober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ony Pictures Home Entertainment</text:p>
          </table:table-cell>
          <table:table-cell office:value-type="string" calcext:value-type="string">
            <text:p>USA, Austria, Switzerlan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K, France, West Germany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K, India, US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K, USA, Irelan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ewmarket Film Group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reamWorks SKG</text:p>
          </table:table-cell>
          <table:table-cell office:value-type="string" calcext:value-type="string">
            <text:p>USA, Canad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aramount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uena Vista Distribution Com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, Germany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GM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th Century Fox Film Corporation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ARNER BROTHERS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ny Pictures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arner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Orion Pictures Corporation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reamWorks Studios</text:p>
          </table:table-cell>
          <table:table-cell office:value-type="string" calcext:value-type="string">
            <text:p>USA, India, United Arab Emirate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arner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e-Saw Films</text:p>
          </table:table-cell>
          <table:table-cell office:value-type="string" calcext:value-type="string">
            <text:p>UK, Australia, US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ARNER BROTHERS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Universal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alt Disney Animation Studio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arner Independe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he Weinstein Company</text:p>
          </table:table-cell>
          <table:table-cell office:value-type="string" calcext:value-type="string">
            <text:p>UK, US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aramount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ions Gate Films</text:p>
          </table:table-cell>
          <table:table-cell office:value-type="string" calcext:value-type="string">
            <text:p>Netherlands, Denmark, UK, France, Finland, Sweden, Germany, Italy, Norway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France, US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imension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alt Disne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KO Radio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CA Universal Home Vide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, UK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United Artists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he Weinstein Company</text:p>
          </table:table-cell>
          <table:table-cell office:value-type="string" calcext:value-type="string">
            <text:p>UK, USA, Australi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, Canad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mbassy Pictures/Rialto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arner Bros.</text:p>
          </table:table-cell>
          <table:table-cell office:value-type="string" calcext:value-type="string">
            <text:p>France, US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ramax Fil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Germany, US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ew Line Cine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Hong Kong, Taiwan, US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ouchstone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GM/UA Classic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arner Bros.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uena Vista Distribution Com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ony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wentieth Century Fox Home Entertainme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inedi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olumbia Pictur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uena Vista Pictures</text:p>
          </table:table-cell>
          <table:table-cell office:value-type="string" calcext:value-type="string">
            <text:p>France, UK, US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ox Searchlight Pictures</text:p>
          </table:table-cell>
          <table:table-cell office:value-type="string" calcext:value-type="string">
            <text:p>UK, France, USA</text:p>
          </table:table-cell>
        </table:table-row>
        <table:table-row table:style-name="ro1" table:number-rows-repeated="10483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rectors" table:style-name="ta1"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5:28:34.723194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3T16:35:02.773483917</dc:date>
    <meta:editing-duration>PT38M36S</meta:editing-duration>
    <meta:editing-cycles>8</meta:editing-cycles>
    <meta:generator>LibreOffice/6.4.7.2$Linux_X86_64 LibreOffice_project/40$Build-2</meta:generator>
    <meta:document-statistic meta:table-count="5" meta:cell-count="1320" meta:object-count="0"/>
  </office:meta>
</office:document-meta>
</file>